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f562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3f56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udiante@ASIR1:~$ <text:span text:style-name="T1">ls .ssh/</text:span></text:p>
      <text:p text:style-name="Standard">known_hosts</text:p>
      <text:p text:style-name="Standard">estudiante@ASIR1:~$ <text:span text:style-name="T4">ssh-keygen </text:span><text:span text:style-name="T3">(</text:span><text:span text:style-name="T5">CREAR PASS</text:span><text:span text:style-name="T3">)</text:span></text:p>
      <text:p text:style-name="Standard">Generating public/private rsa key pair.</text:p>
      <text:p text:style-name="Standard">Enter file in which to save the key (/home/estudiante/.ssh/id_rsa): </text:p>
      <text:p text:style-name="Standard">Enter passphrase (empty for no passphrase): </text:p>
      <text:p text:style-name="Standard">Enter same passphrase again: </text:p>
      <text:p text:style-name="Standard">Your identification has been saved in /home/estudiante/.ssh/id_rsa.</text:p>
      <text:p text:style-name="Standard">Your public key has been saved in /home/estudiante/.ssh/id_rsa.pub.</text:p>
      <text:p text:style-name="Standard">The key fingerprint is:</text:p>
      <text:p text:style-name="Standard">SHA256:5h7q1wnjsh/6fb8bja0tepKwkU4U8HiIYtfhwJVUhoY estudiante@ASIR1</text:p>
      <text:p text:style-name="Standard">The key's randomart image is:</text:p>
      <text:p text:style-name="Standard">+---[RSA 2048]----+</text:p>
      <text:p text:style-name="Standard">| <text:s text:c="4"/>..+==o <text:s text:c="5"/>|</text:p>
      <text:p text:style-name="Standard">| <text:s text:c="5"/>E=+*. <text:s text:c="5"/>|</text:p>
      <text:p text:style-name="Standard">| <text:s text:c="3"/>o o.= o. <text:s text:c="4"/>|</text:p>
      <text:p text:style-name="Standard">| <text:s text:c="2"/>. o <text:s text:c="2"/>.. <text:s text:c="5"/>|</text:p>
      <text:p text:style-name="Standard">| <text:s text:c="7"/>S. . <text:s text:c="4"/>|</text:p>
      <text:p text:style-name="Standard">| <text:s text:c="6"/>oo = <text:s text:c="3"/>+ |</text:p>
      <text:p text:style-name="Standard">| <text:s text:c="6"/>.+* = .o o|</text:p>
      <text:p text:style-name="Standard">| <text:s text:c="5"/>.+o+= + o+ |</text:p>
      <text:p text:style-name="Standard">| <text:s text:c="4"/>.=*+ ...==+.|</text:p>
      <text:p text:style-name="Standard">+----[SHA256]-----+</text:p>
      <text:p text:style-name="Standard">estudiante@ASIR1:~$ <text:span text:style-name="T4">cat .ssh/id_rsa.pub </text:span><text:span text:style-name="T3">(ENSEÑAR PASS)</text:span></text:p>
      <text:p text:style-name="Standard">ssh-rsa AAAAB3NzaC1yc2EAAAADAQABAAABAQDZ9EjtDukyrxPn5Lx85OyaNcPsWu+xwvxMY0OXKd0PYjcq3Sxt9/AAj37GQCdTelQCiLAXdGPq2PbRCZWUkucVOeAG8E2YIquA1rspl4B2kD5+2tHZ+D/aVMZd5ajPrfmIYzJXgdwCBsN+Qg6KFQt97fCyPFAyhNTgFBKWYJnU/D+0SU2gRMGBbzMc9V655OjInLyEbfqPF1q5XNAnxHyiRWbxdaKljqRtkByaiM+1SNpjmSq1xb8K4u2EJKtsGya3224EkbkVyb4Q2HUreUofA5Kjm810pDoX5i9Ww8Aoy6V5pE+X9oZXvajWiVGPSK7HG+HdrwOH4RggpRVZcper estudiante@ASIR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11:35.415287341</meta:creation-date>
    <dc:date>2018-10-01T12:23:57.412653655</dc:date>
    <meta:editing-duration>PT5M3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5" meta:word-count="111" meta:character-count="1175" meta:non-whitespace-character-count="1020"/>
  </office:meta>
</office:document-meta>
</file>